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e557"/>
    </style:style>
    <style:style style:name="T1" style:family="text">
      <style:text-properties officeooo:rsid="0003e5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ы монтируем нашу ФС в адресном пространстве. Минимально адресуемая величина — страница. Структура суперблок хранит метаданные о ФС, расположена тоже в адресном пространстве. Поэтому везде по страниц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2:20:36.864210788</meta:creation-date>
    <dc:date>2021-06-03T12:22:29.495084654</dc:date>
    <meta:editing-duration>PT1M54S</meta:editing-duration>
    <meta:editing-cycles>1</meta:editing-cycles>
    <meta:document-statistic meta:table-count="0" meta:image-count="0" meta:object-count="0" meta:page-count="1" meta:paragraph-count="1" meta:word-count="26" meta:character-count="201" meta:non-whitespace-character-count="175"/>
    <meta:generator>LibreOffice/6.4.7.2$Linux_X86_64 LibreOffice_project/40$Build-2</meta:generator>
  </office:meta>
</office:document-meta>
</file>